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cd4d1" draw:textarea-horizontal-align="justify" draw:textarea-vertical-align="middle" draw:auto-grow-height="false" fo:min-height="5.75cm" fo:min-width="9.3cm"/>
    </style:style>
    <style:style style:name="gr2" style:family="graphic" style:parent-style-name="standard">
      <style:graphic-properties draw:fill="solid" draw:fill-color="#fcd4d1" draw:textarea-horizontal-align="justify" draw:textarea-vertical-align="middle" draw:auto-grow-height="false" fo:min-height="1.85cm" fo:min-width="4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cd4d1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8cm" svg:height="6cm" svg:x="1.3cm" svg:y="1.4cm">
          <text:p text:style-name="P1">Main block.</text:p>
          <text:p text:style-name="P1"><text:s/>c = new Circle()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4cm" svg:height="2.1cm" svg:x="15.8cm" svg:y="3.4cm">
          <text:p text:style-name="P1">@Circle</text:p>
          <text:p text:style-name="P1">Radius = 0 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3cm" svg:y1="4.9cm" svg:x2="15.5cm" svg:y2="4.9cm">
          <text:p/>
        </draw:line>
        <draw:custom-shape draw:style-name="gr1" draw:text-style-name="P2" draw:layer="layout" svg:width="9.8cm" svg:height="6cm" svg:x="14.1cm" svg:y="8.1cm">
          <text:p text:style-name="P1">Circle Cod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cm" svg:y1="4.6cm" svg:x2="13.7cm" svg:y2="10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6T17:39:11.884275678</meta:creation-date>
    <dc:date>2020-06-26T18:07:31.661621928</dc:date>
    <meta:editing-duration>PT18M19S</meta:editing-duration>
    <meta:editing-cycles>1</meta:editing-cycles>
    <meta:document-statistic meta:object-count="5"/>
    <meta:generator>LibreOffice/6.0.7.3$Linux_X86_64 LibreOffice_project/00m0$Build-3</meta:generator>
  </office:meta>
</office:document-meta>
</file>